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1.606cm" table:align="left"/>
    </style:style>
    <style:style style:name="Tableau1.A" style:family="table-column">
      <style:table-column-properties style:column-width="1.898cm"/>
    </style:style>
    <style:style style:name="Tableau1.B" style:family="table-column">
      <style:table-column-properties style:column-width="1.715cm"/>
    </style:style>
    <style:style style:name="Tableau1.C" style:family="table-column">
      <style:table-column-properties style:column-width="1.894cm"/>
    </style:style>
    <style:style style:name="Tableau1.D" style:family="table-column">
      <style:table-column-properties style:column-width="1.048cm"/>
    </style:style>
    <style:style style:name="Tableau1.E" style:family="table-column">
      <style:table-column-properties style:column-width="5.05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0e13aa" officeooo:paragraph-rsid="000e13a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odule Urg (urgence système)</text:h>
      <text:p text:style-name="P1">A revérifier et complété.</text:p>
      <text:h text:style-name="Heading_20_3" text:outline-level="3">Rôle</text:h>
      <text:p text:style-name="Text_20_body">Gestion centralisée des états d’urgence critiques, côté Arduino (A) et côté Smartphone (SE). Une urgence bloque toute action nécessitant sécurité (moteurs, émissions) jusqu’à effacement explicite par SP.</text:p>
      <text:h text:style-name="Heading_20_3" text:outline-level="3">Architecture</text:h>
      <text:list text:style-name="L1">
        <text:list-item>
          <text:p text:style-name="P2"><text:span text:style-name="Strong_20_Emphasis">Côté A</text:span> : <text:span text:style-name="Source_20_Text">urg.cpp</text:span>, <text:span text:style-name="Source_20_Text">dispatch_Urg.cpp</text:span></text:p>
        </text:list-item>
        <text:list-item>
          <text:p text:style-name="P2"><text:span text:style-name="Strong_20_Emphasis">Côté SE</text:span> : <text:span text:style-name="Source_20_Text">urgence.sh</text:span> (déclenchement), <text:span text:style-name="Source_20_Text">alerts_sys.sh</text:span> (détection seuils), intégré au monitor système.</text:p>
        </text:list-item>
      </text:list>
      <text:h text:style-name="Heading_20_3" text:outline-level="3">Fonctionnement</text:h>
      <text:list text:style-name="L2">
        <text:list-item>
          <text:p text:style-name="P3"><text:span text:style-name="Strong_20_Emphasis">Déclenchement</text:span> : toujours interne (jamais via VPIV).</text:p>
          <text:list>
            <text:list-item>
              <text:p text:style-name="P3">A : <text:span text:style-name="Source_20_Text">URG_LOW_BAT</text:span>, <text:span text:style-name="Source_20_Text">URG_MOTOR_STALL</text:span>, <text:span text:style-name="Source_20_Text">URG_SENSOR_FAIL</text:span>, <text:span text:style-name="Source_20_Text">URG_BUFFER_OVERFLOW</text:span>, <text:span text:style-name="Source_20_Text">URG_PARSING_ERROR</text:span>, <text:span text:style-name="Source_20_Text">URG_US_DANGER</text:span>, <text:span text:style-name="Source_20_Text">URG_MVT_DANGER</text:span>, <text:span text:style-name="Source_20_Text">URG_LOOP_TOO_SLOW_A</text:span>.</text:p>
            </text:list-item>
            <text:list-item>
              <text:p text:style-name="P3">SE : <text:span text:style-name="Source_20_Text">URG_CPU_CHARGE</text:span>, <text:span text:style-name="Source_20_Text">URG_OVERHEAT</text:span>, <text:span text:style-name="Source_20_Text">URG_SENSOR_FAIL</text:span> (storage/mem), <text:span text:style-name="Source_20_Text">URG_LOW_BAT</text:span>, <text:span text:style-name="Source_20_Text">URG_LOOP_TOO_SLOW_SE</text:span>.</text:p>
            </text:list-item>
          </text:list>
        </text:list-item>
        <text:list-item>
          <text:p text:style-name="P3"><text:span text:style-name="Strong_20_Emphasis">Effacement</text:span> : uniquement par commande SP :</text:p>
          <text:list>
            <text:list-item>
              <text:p text:style-name="P3"><text:span text:style-name="Source_20_Text">$V:Urg:*:clear:1#</text:span> (A)</text:p>
            </text:list-item>
            <text:list-item>
              <text:p text:style-name="P3"><text:span text:style-name="Source_20_Text">$V:Urg:clear:*:1#</text:span> (SE)</text:p>
            </text:list-item>
          </text:list>
        </text:list-item>
        <text:list-item>
          <text:p text:style-name="P3"><text:span text:style-name="Strong_20_Emphasis">Comportement pendant urgence</text:span> :</text:p>
          <text:list>
            <text:list-item>
              <text:p text:style-name="P3">A : arrêt immédiat des moteurs (<text:span text:style-name="Source_20_Text">urg_stopAllMotors()</text:span>), publications d’urgence (<text:span text:style-name="Source_20_Text">$E:Urg:source</text:span>, <text:span text:style-name="Source_20_Text">$E:Urg:etat</text:span>).</text:p>
            </text:list-item>
            <text:list-item>
              <text:p text:style-name="P3">SE : arrêt des publications de données (flux), poursuite de la surveillance passive (<text:span text:style-name="Source_20_Text">global.json</text:span>). Le script attend un nouveau <text:span text:style-name="Source_20_Text">modeSys</text:span> de SP pour reprendre.</text:p>
            </text:list-item>
          </text:list>
        </text:list-item>
      </text:list>
      <text:h text:style-name="Heading_20_3" text:outline-level="3">Cycle de vie</text:h>
      <text:list text:style-name="L3">
        <text:list-item>
          <text:p text:style-name="P4"><text:span text:style-name="Strong_20_Emphasis">A</text:span> : <text:span text:style-name="Source_20_Text">urg_init()</text:span> au démarrage ; <text:span text:style-name="Source_20_Text">urg_handle()</text:span> appelé par les modules détecteurs ; <text:span text:style-name="Source_20_Text">urg_clear()</text:span> via dispatcher.</text:p>
        </text:list-item>
        <text:list-item>
          <text:p text:style-name="P4"><text:span text:style-name="Strong_20_Emphasis">SE</text:span> : <text:span text:style-name="Source_20_Text">trigger_urgence()</text:span> appelé par <text:span text:style-name="Source_20_Text">alerts_sys.sh</text:span> ; le monitor entre en boucle d’attente après urgence.</text:p>
        </text:list-item>
      </text:list>
      <text:h text:style-name="Heading_20_3" text:outline-level="3"><text:soft-page-break/>Boucle principale</text:h>
      <text:list text:style-name="L4">
        <text:list-item>
          <text:p text:style-name="P5">A : <text:span text:style-name="Source_20_Text">urg_isActive()</text:span> consulté par tous les modules critiques avant d’exécuter des actions.</text:p>
        </text:list-item>
        <text:list-item>
          <text:p text:style-name="P5">SE : le monitor continue à mettre à jour <text:span text:style-name="Source_20_Text">global.json</text:span> mais n’émet aucune trame tant que <text:span text:style-name="Source_20_Text">urgence_active</text:span> est vrai.</text:p>
        </text:list-item>
      </text:list>
      <text:h text:style-name="Heading_20_3" text:outline-level="3">Propriétés VPIV (extrait table A)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Table_20_Heading">Direction</text:p>
            </table:table-cell>
            <table:table-cell table:style-name="Tableau1.A1" office:value-type="string">
              <text:p text:style-name="Table_20_Heading">Instance</text:p>
            </table:table-cell>
            <table:table-cell table:style-name="Tableau1.A1" office:value-type="string">
              <text:p text:style-name="Table_20_Heading">Propriété</text:p>
            </table:table-cell>
            <table:table-cell table:style-name="Tableau1.A1" office:value-type="string">
              <text:p text:style-name="Table_20_Heading">CAT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SP → A</text:p>
          </table:table-cell>
          <table:table-cell table:style-name="Tableau1.A1" office:value-type="string">
            <text:p text:style-name="Table_20_Contents">*</text:p>
          </table:table-cell>
          <table:table-cell table:style-name="Tableau1.A1" office:value-type="string">
            <text:p text:style-name="Table_20_Contents"><text:span text:style-name="Source_20_Text">clear</text:span></text:p>
          </table:table-cell>
          <table:table-cell table:style-name="Tableau1.A1" office:value-type="string">
            <text:p text:style-name="Table_20_Contents">V</text:p>
          </table:table-cell>
          <table:table-cell table:style-name="Tableau1.A1" office:value-type="string">
            <text:p text:style-name="Table_20_Contents">Efface l’urgence active (A)</text:p>
          </table:table-cell>
        </table:table-row>
        <table:table-row>
          <table:table-cell table:style-name="Tableau1.A1" office:value-type="string">
            <text:p text:style-name="Table_20_Contents">SP → SE</text:p>
          </table:table-cell>
          <table:table-cell table:style-name="Tableau1.A1" office:value-type="string">
            <text:p text:style-name="Table_20_Contents">*</text:p>
          </table:table-cell>
          <table:table-cell table:style-name="Tableau1.A1" office:value-type="string">
            <text:p text:style-name="Table_20_Contents"><text:span text:style-name="Source_20_Text">clear</text:span></text:p>
          </table:table-cell>
          <table:table-cell table:style-name="Tableau1.A1" office:value-type="string">
            <text:p text:style-name="Table_20_Contents">V</text:p>
          </table:table-cell>
          <table:table-cell table:style-name="Tableau1.A1" office:value-type="string">
            <text:p text:style-name="Table_20_Contents">Efface l’urgence active (SE)</text:p>
          </table:table-cell>
        </table:table-row>
        <table:table-row>
          <table:table-cell table:style-name="Tableau1.A1" office:value-type="string">
            <text:p text:style-name="Table_20_Contents">A → SP</text:p>
          </table:table-cell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Table_20_Contents"><text:span text:style-name="Source_20_Text">source</text:span></text:p>
          </table:table-cell>
          <table:table-cell table:style-name="Tableau1.A1" office:value-type="string">
            <text:p text:style-name="Table_20_Contents">E</text:p>
          </table:table-cell>
          <table:table-cell table:style-name="Tableau1.A1" office:value-type="string">
            <text:p text:style-name="Table_20_Contents">Cause de l’urgence (enum)</text:p>
          </table:table-cell>
        </table:table-row>
        <table:table-row>
          <table:table-cell table:style-name="Tableau1.A1" office:value-type="string">
            <text:p text:style-name="Table_20_Contents">A → SP</text:p>
          </table:table-cell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Table_20_Contents"><text:span text:style-name="Source_20_Text">etat</text:span></text:p>
          </table:table-cell>
          <table:table-cell table:style-name="Tableau1.A1" office:value-type="string">
            <text:p text:style-name="Table_20_Contents">E / I</text:p>
          </table:table-cell>
          <table:table-cell table:style-name="Tableau1.A1" office:value-type="string">
            <text:p text:style-name="Table_20_Contents"><text:span text:style-name="Source_20_Text">active</text:span> (E), <text:span text:style-name="Source_20_Text">cleared</text:span> (I)</text:p>
          </table:table-cell>
        </table:table-row>
        <table:table-row>
          <table:table-cell table:style-name="Tableau1.A1" office:value-type="string">
            <text:p text:style-name="Table_20_Contents">SE → SP</text:p>
          </table:table-cell>
          <table:table-cell table:style-name="Tableau1.A1" office:value-type="string">
            <text:p text:style-name="Table_20_Contents">SE</text:p>
          </table:table-cell>
          <table:table-cell table:style-name="Tableau1.A1" office:value-type="string">
            <text:p text:style-name="Table_20_Contents"><text:span text:style-name="Source_20_Text">source</text:span></text:p>
          </table:table-cell>
          <table:table-cell table:style-name="Tableau1.A1" office:value-type="string">
            <text:p text:style-name="Table_20_Contents">E</text:p>
          </table:table-cell>
          <table:table-cell table:style-name="Tableau1.A1" office:value-type="string">
            <text:p text:style-name="Table_20_Contents">Cause de l’urgence (enum)</text:p>
          </table:table-cell>
        </table:table-row>
        <table:table-row>
          <table:table-cell table:style-name="Tableau1.A1" office:value-type="string">
            <text:p text:style-name="Table_20_Contents">SE → SP</text:p>
          </table:table-cell>
          <table:table-cell table:style-name="Tableau1.A1" office:value-type="string">
            <text:p text:style-name="Table_20_Contents">*</text:p>
          </table:table-cell>
          <table:table-cell table:style-name="Tableau1.A1" office:value-type="string">
            <text:p text:style-name="Table_20_Contents"><text:span text:style-name="Source_20_Text">statut</text:span></text:p>
          </table:table-cell>
          <table:table-cell table:style-name="Tableau1.A1" office:value-type="string">
            <text:p text:style-name="Table_20_Contents">I</text:p>
          </table:table-cell>
          <table:table-cell table:style-name="Tableau1.A1" office:value-type="string">
            <text:p text:style-name="Table_20_Contents"><text:span text:style-name="Source_20_Text">active</text:span> ou <text:span text:style-name="Source_20_Text">cleared</text:span></text:p>
          </table:table-cell>
        </table:table-row>
        <table:table-row>
          <table:table-cell table:style-name="Tableau1.A1" office:value-type="string">
            <text:p text:style-name="Table_20_Contents">SE → SP</text:p>
          </table:table-cell>
          <table:table-cell table:style-name="Tableau1.A1" office:value-type="string">
            <text:p text:style-name="Table_20_Contents">*</text:p>
          </table:table-cell>
          <table:table-cell table:style-name="Tableau1.A1" office:value-type="string">
            <text:p text:style-name="Table_20_Contents"><text:span text:style-name="Source_20_Text">niveau</text:span></text:p>
          </table:table-cell>
          <table:table-cell table:style-name="Tableau1.A1" office:value-type="string">
            <text:p text:style-name="Table_20_Contents">I</text:p>
          </table:table-cell>
          <table:table-cell table:style-name="Tableau1.A1" office:value-type="string">
            <text:p text:style-name="Table_20_Contents"><text:span text:style-name="Source_20_Text">warn</text:span> ou <text:span text:style-name="Source_20_Text">danger</text:span></text:p>
          </table:table-cell>
        </table:table-row>
      </table:table>
      <text:h text:style-name="Heading_20_3" text:outline-level="3">États</text:h>
      <text:list text:style-name="L5">
        <text:list-item>
          <text:p text:style-name="P6"><text:span text:style-name="Strong_20_Emphasis">A</text:span> : <text:span text:style-name="Source_20_Text">cfg_urg_active</text:span> (bool), <text:span text:style-name="Source_20_Text">cfg_urg_code</text:span> (uint8_t), <text:span text:style-name="Source_20_Text">cfg_urg_timestamp</text:span> (ms)</text:p>
        </text:list-item>
        <text:list-item>
          <text:p text:style-name="P6"><text:span text:style-name="Strong_20_Emphasis">SE</text:span> : variable <text:span text:style-name="Source_20_Text">urgence_active</text:span> dans le monitor, <text:span text:style-name="Source_20_Text">global.json</text:span> (.Urg.etat, .Urg.source)</text:p>
        </text:list-item>
      </text:list>
      <text:h text:style-name="Heading_20_3" text:outline-level="3">Sécurité</text:h>
      <text:list text:style-name="L6">
        <text:list-item>
          <text:p text:style-name="P7">Arrêt moteur immédiat côté A.</text:p>
        </text:list-item>
        <text:list-item>
          <text:p text:style-name="P7">Blocage des publications SE (données flux) tant que l’urgence n’est pas effacée.</text:p>
        </text:list-item>
        <text:list-item>
          <text:p text:style-name="P7">L’effacement est une commande explicite SP ; pas de reprise automatique.</text:p>
        </text:list-item>
      </text:list>
      <text:h text:style-name="Heading_20_3" text:outline-level="3">Paramètres internes (fixes)</text:h>
      <text:list text:style-name="L7">
        <text:list-item>
          <text:p text:style-name="P8">A : codes d’urgence définis dans <text:span text:style-name="Source_20_Text">enum UrgReason</text:span> (pas paramétrables par SP).</text:p>
        </text:list-item>
        <text:list-item>
          <text:p text:style-name="P8">SE : seuils paramétrables via <text:span text:style-name="Source_20_Text">paraSys</text:span> (module Sys) – voir section suivante.</text:p>
        </text:list-item>
      </text:list>
      <text:h text:style-name="Heading_20_3" text:outline-level="3">Remarques</text:h>
      <text:list text:style-name="L8">
        <text:list-item>
          <text:p text:style-name="P9">Le module Urg est transversal. Côté SE, la détection d’urgence est intégrée au monitor système (<text:span text:style-name="Source_20_Text">rz_sys_monitor.sh</text:span>) et utilise les seuils de <text:span text:style-name="Source_20_Text">paraSys</text:span>.</text:p>
        </text:list-item>
        <text:list-item>
          <text:p text:style-name="P9">L’urgence est prioritaire : même si SP envoie des commandes, l’état actif bloque leur exécution (sauf <text:span text:style-name="Source_20_Text">clear</text:span> qui est explicitement autorisé).</text:p>
        </text:list-item>
        <text:list-item>
          <text:p text:style-name="P9">Après <text:span text:style-name="Source_20_Text">clear</text:span>, SP doit renvoyer les modes (par ex. <text:span text:style-name="Source_20_Text">modeSys</text:span>, <text:span text:style-name="Source_20_Text">modeMicsF</text:span>) pour relancer les traitements.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7:47:57.075283600</meta:creation-date>
    <dc:date>2026-04-01T17:55:43.263482900</dc:date>
    <meta:editing-duration>PT7M46S</meta:editing-duration>
    <meta:editing-cycles>1</meta:editing-cycles>
    <meta:document-statistic meta:table-count="1" meta:image-count="0" meta:object-count="0" meta:page-count="2" meta:paragraph-count="78" meta:word-count="436" meta:character-count="2805" meta:non-whitespace-character-count="2471"/>
    <meta:generator>LibreOffice/26.2.0.3$Windows_X86_64 LibreOffice_project/620$Build-3</meta:generator>
  </office:meta>
</office:document-meta>
</file>